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3.967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08cm"/>
    </style:style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15.0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>
      <style:table-cell-properties fo:background-color="#ffff66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fo:background-color="#ffff66"/>
      <style:text-properties fo:color="#0000ff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>
      <style:text-properties fo:font-weight="normal" style:font-weight-asian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 style:data-style-name="N30">
      <style:table-cell-properties fo:background-color="#ffff66"/>
      <style:text-properties fo:color="#0000ff" fo:font-weight="bold" style:font-weight-asian="bold" style:font-weight-complex="bold"/>
    </style:style>
    <style:style style:name="ce5" style:family="table-cell" style:parent-style-name="Default" style:data-style-name="N30">
      <style:table-cell-properties fo:background-color="#ffff66"/>
      <style:text-properties fo:color="#0000ff"/>
    </style:style>
    <style:style style:name="ce6" style:family="table-cell" style:parent-style-name="Default" style:data-style-name="N30">
      <style:text-properties fo:font-weight="normal" style:font-weight-asian="normal" style:font-weight-complex="normal"/>
    </style:style>
    <style:style style:name="ce7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0"/>
    <style:style style:name="ce9" style:family="table-cell" style:parent-style-name="Default">
      <style:table-cell-properties fo:background-color="#ffff66"/>
      <style:text-properties fo:color="#0000ff" fo:font-weight="bold" style:font-weight-asian="bold" style:font-weight-complex="bold"/>
    </style:style>
  </office:automatic-styles>
  <office:body>
    <office:spreadsheet>
      <table:table table:name="MEETINGS INPUT" table:style-name="ta1" table:print="false"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HTML SECTION &gt;&gt;&gt;&gt;</text:p>
          </table:table-cell>
          <table:table-cell table:style-name="ce4"/>
          <table:table-cell table:style-name="ce9"/>
          <table:table-cell table:style-name="ce9" office:value-type="string">
            <text:p>Summary Top</text:p>
          </table:table-cell>
          <table:table-cell table:style-name="ce9" office:value-type="string">
            <text:p>Summary Bottom</text:p>
          </table:table-cell>
          <table:table-cell table:style-name="ce9" office:value-type="string">
            <text:p>Detail Top</text:p>
          </table:table-cell>
          <table:table-cell/>
          <table:table-cell table:style-name="ce9" office:value-type="string">
            <text:p>Detail Bottom</text:p>
          </table:table-cell>
          <table:table-cell table:style-name="ce9" table:number-columns-repeated="1016"/>
        </table:table-row>
        <table:table-row table:style-name="ro1">
          <table:table-cell table:style-name="ce1" office:value-type="string">
            <text:p>HTML CODE &gt;&gt;&gt;&gt;&gt;</text:p>
          </table:table-cell>
          <table:table-cell table:style-name="ce5"/>
          <table:table-cell table:style-name="ce10" table:number-columns-repeated="1022"/>
        </table:table-row>
        <table:table-row table:style-name="ro1">
          <table:table-cell table:style-name="ce2" office:value-type="string">
            <text:p>Confirmed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Subject</text:p>
          </table:table-cell>
          <table:table-cell table:style-name="ce11" office:value-type="string">
            <text:p>Speaker</text:p>
          </table:table-cell>
          <table:table-cell table:style-name="ce11" office:value-type="string">
            <text:p>Detail</text:p>
          </table:table-cell>
          <table:table-cell table:style-name="ce11" office:value-type="string">
            <text:p>Post Meeting Notes</text:p>
          </table:table-cell>
          <table:table-cell table:style-name="ce11" office:value-type="string">
            <text:p>FileName</text:p>
          </table:table-cell>
          <table:table-cell table:style-name="ce11" office:value-type="string">
            <text:p>Anchor</text:p>
          </table:table-cell>
          <table:table-cell table:style-name="ce11" office:value-type="string">
            <text:p>Summary Row</text:p>
          </table:table-cell>
          <table:table-cell table:style-name="ce11" table:number-columns-repeated="1015"/>
        </table:table-row>
        <table:table-row table:style-name="ro1">
          <table:table-cell table:style-name="ce3"/>
          <table:table-cell table:style-name="ce7" office:value-type="date" office:date-value="2019-03-11">
            <text:p>11/03/19</text:p>
          </table:table-cell>
          <table:table-cell table:style-name="ce12" office:value-type="string">
            <text:p>Natter Night</text:p>
          </table:table-cell>
          <table:table-cell table:style-name="ce12" office:value-type="string">
            <text:p>Everyone</text:p>
          </table:table-cell>
          <table:table-cell table:number-columns-repeated="2"/>
          <table:table-cell table:formula="of:=YEAR([.B4])-2000&amp;TEXT(MONTH([.B4]);&quot;00&quot;)&amp;TEXT(DAY([.B4]);&quot;00&quot;)&amp;&quot;.html&quot;" office:value-type="string" office:string-value="190311.html">
            <text:p>190311.html</text:p>
          </table:table-cell>
          <table:table-cell table:formula="of:=&quot;&lt;a href=&quot;&amp;CHAR(34)&amp;YEAR([.B4])&amp;&quot;/&quot;&amp;[.G4]&amp;CHAR(34)&amp;&quot;&gt;&quot;&amp;TEXT(([.B4]);&quot;DD MMMM&quot;)&amp;&quot;&lt;/a&gt;&quot;" office:value-type="string" office:string-value="&lt;a href=&quot;2019/190311.html&quot;&gt;11 March&lt;/a&gt;">
            <text:p>&lt;a href="2019/190311.html"&gt;11 March&lt;/a&gt;</text:p>
          </table:table-cell>
          <table:table-cell table:formula="of:=&quot;&lt;tr&gt;&lt;td&gt;&quot;&amp;[.H4]&amp;&quot;&lt;/td&gt; &lt;td&gt;&quot;&amp;[.C4]&amp;&quot;&lt;/td&gt; &lt;td&gt;&quot;&amp;[.D4]&amp;&quot;&lt;/td&gt; &lt;/tr&gt;&quot;" office:value-type="string" office:string-value="&lt;tr&gt;&lt;td&gt;&lt;a href=&quot;2019/190311.html&quot;&gt;11 March&lt;/a&gt;&lt;/td&gt; &lt;td&gt;Natter Night&lt;/td&gt; &lt;td&gt;Everyone&lt;/td&gt; &lt;/tr&gt;">
            <text:p>&lt;tr&gt;&lt;td&gt;&lt;a href="2019/190311.html"&gt;11 March&lt;/a&gt;&lt;/td&gt; &lt;td&gt;Natter Night&lt;/td&gt; &lt;td&gt;Everyone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3-25">
            <text:p>25/03/19</text:p>
          </table:table-cell>
          <table:table-cell table:style-name="ce12" office:value-type="string">
            <text:p>Filter Design</text:p>
          </table:table-cell>
          <table:table-cell table:style-name="ce12" office:value-type="string">
            <text:p>Ray Gathergood G4LUA</text:p>
          </table:table-cell>
          <table:table-cell office:value-type="string">
            <text:p>How to design filters.</text:p>
          </table:table-cell>
          <table:table-cell/>
          <table:table-cell table:formula="of:=YEAR([.B5])-2000&amp;TEXT(MONTH([.B5]);&quot;00&quot;)&amp;TEXT(DAY([.B5]);&quot;00&quot;)&amp;&quot;.html&quot;" office:value-type="string" office:string-value="190325.html">
            <text:p>190325.html</text:p>
          </table:table-cell>
          <table:table-cell table:formula="of:=&quot;&lt;a href=&quot;&amp;CHAR(34)&amp;YEAR([.B5])&amp;&quot;/&quot;&amp;[.G5]&amp;CHAR(34)&amp;&quot;&gt;&quot;&amp;TEXT(([.B5]);&quot;DD MMMM&quot;)&amp;&quot;&lt;/a&gt;&quot;" office:value-type="string" office:string-value="&lt;a href=&quot;2019/190325.html&quot;&gt;25 March&lt;/a&gt;">
            <text:p>&lt;a href="2019/190325.html"&gt;25 March&lt;/a&gt;</text:p>
          </table:table-cell>
          <table:table-cell table:formula="of:=&quot;&lt;tr&gt;&lt;td&gt;&quot;&amp;[.H5]&amp;&quot;&lt;/td&gt; &lt;td&gt;&quot;&amp;[.C5]&amp;&quot;&lt;/td&gt; &lt;td&gt;&quot;&amp;[.D5]&amp;&quot;&lt;/td&gt; &lt;/tr&gt;&quot;" office:value-type="string" office:string-value="&lt;tr&gt;&lt;td&gt;&lt;a href=&quot;2019/190325.html&quot;&gt;25 March&lt;/a&gt;&lt;/td&gt; &lt;td&gt;Filter Design&lt;/td&gt; &lt;td&gt;Ray Gathergood G4LUA&lt;/td&gt; &lt;/tr&gt;">
            <text:p>&lt;tr&gt;&lt;td&gt;&lt;a href="2019/190325.html"&gt;25 March&lt;/a&gt;&lt;/td&gt; &lt;td&gt;Filter Design&lt;/td&gt; &lt;td&gt;Ray Gathergood G4LUA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4-08">
            <text:p>08/04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6])-2000&amp;TEXT(MONTH([.B6]);&quot;00&quot;)&amp;TEXT(DAY([.B6]);&quot;00&quot;)&amp;&quot;.html&quot;" office:value-type="string" office:string-value="190408.html">
            <text:p>190408.html</text:p>
          </table:table-cell>
          <table:table-cell table:formula="of:=&quot;&lt;a href=&quot;&amp;CHAR(34)&amp;YEAR([.B6])&amp;&quot;/&quot;&amp;[.G6]&amp;CHAR(34)&amp;&quot;&gt;&quot;&amp;TEXT(([.B6]);&quot;DD MMMM&quot;)&amp;&quot;&lt;/a&gt;&quot;" office:value-type="string" office:string-value="&lt;a href=&quot;2019/190408.html&quot;&gt;08 April&lt;/a&gt;">
            <text:p>&lt;a href="2019/190408.html"&gt;08 April&lt;/a&gt;</text:p>
          </table:table-cell>
          <table:table-cell table:formula="of:=&quot;&lt;tr&gt;&lt;td&gt;&quot;&amp;[.H6]&amp;&quot;&lt;/td&gt; &lt;td&gt;&quot;&amp;[.C6]&amp;&quot;&lt;/td&gt; &lt;td&gt;&quot;&amp;[.D6]&amp;&quot;&lt;/td&gt; &lt;/tr&gt;&quot;" office:value-type="string" office:string-value="&lt;tr&gt;&lt;td&gt;&lt;a href=&quot;2019/190408.html&quot;&gt;08 April&lt;/a&gt;&lt;/td&gt; &lt;td&gt;SUBJECT&lt;/td&gt; &lt;td&gt;SPEAKER&lt;/td&gt; &lt;/tr&gt;">
            <text:p>&lt;tr&gt;&lt;td&gt;&lt;a href="2019/190408.html"&gt;08 April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5-13">
            <text:p>13/05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7])-2000&amp;TEXT(MONTH([.B7]);&quot;00&quot;)&amp;TEXT(DAY([.B7]);&quot;00&quot;)&amp;&quot;.html&quot;" office:value-type="string" office:string-value="190513.html">
            <text:p>190513.html</text:p>
          </table:table-cell>
          <table:table-cell table:formula="of:=&quot;&lt;a href=&quot;&amp;CHAR(34)&amp;YEAR([.B7])&amp;&quot;/&quot;&amp;[.G7]&amp;CHAR(34)&amp;&quot;&gt;&quot;&amp;TEXT(([.B7]);&quot;DD MMMM&quot;)&amp;&quot;&lt;/a&gt;&quot;" office:value-type="string" office:string-value="&lt;a href=&quot;2019/190513.html&quot;&gt;13 May&lt;/a&gt;">
            <text:p>&lt;a href="2019/190513.html"&gt;13 May&lt;/a&gt;</text:p>
          </table:table-cell>
          <table:table-cell table:formula="of:=&quot;&lt;tr&gt;&lt;td&gt;&quot;&amp;[.H7]&amp;&quot;&lt;/td&gt; &lt;td&gt;&quot;&amp;[.C7]&amp;&quot;&lt;/td&gt; &lt;td&gt;&quot;&amp;[.D7]&amp;&quot;&lt;/td&gt; &lt;/tr&gt;&quot;" office:value-type="string" office:string-value="&lt;tr&gt;&lt;td&gt;&lt;a href=&quot;2019/190513.html&quot;&gt;13 May&lt;/a&gt;&lt;/td&gt; &lt;td&gt;SUBJECT&lt;/td&gt; &lt;td&gt;SPEAKER&lt;/td&gt; &lt;/tr&gt;">
            <text:p>&lt;tr&gt;&lt;td&gt;&lt;a href="2019/190513.html"&gt;13 May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6-10">
            <text:p>10/06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8])-2000&amp;TEXT(MONTH([.B8]);&quot;00&quot;)&amp;TEXT(DAY([.B8]);&quot;00&quot;)&amp;&quot;.html&quot;" office:value-type="string" office:string-value="190610.html">
            <text:p>190610.html</text:p>
          </table:table-cell>
          <table:table-cell table:formula="of:=&quot;&lt;a href=&quot;&amp;CHAR(34)&amp;YEAR([.B8])&amp;&quot;/&quot;&amp;[.G8]&amp;CHAR(34)&amp;&quot;&gt;&quot;&amp;TEXT(([.B8]);&quot;DD MMMM&quot;)&amp;&quot;&lt;/a&gt;&quot;" office:value-type="string" office:string-value="&lt;a href=&quot;2019/190610.html&quot;&gt;10 June&lt;/a&gt;">
            <text:p>&lt;a href="2019/190610.html"&gt;10 June&lt;/a&gt;</text:p>
          </table:table-cell>
          <table:table-cell table:formula="of:=&quot;&lt;tr&gt;&lt;td&gt;&quot;&amp;[.H8]&amp;&quot;&lt;/td&gt; &lt;td&gt;&quot;&amp;[.C8]&amp;&quot;&lt;/td&gt; &lt;td&gt;&quot;&amp;[.D8]&amp;&quot;&lt;/td&gt; &lt;/tr&gt;&quot;" office:value-type="string" office:string-value="&lt;tr&gt;&lt;td&gt;&lt;a href=&quot;2019/190610.html&quot;&gt;10 June&lt;/a&gt;&lt;/td&gt; &lt;td&gt;SUBJECT&lt;/td&gt; &lt;td&gt;SPEAKER&lt;/td&gt; &lt;/tr&gt;">
            <text:p>&lt;tr&gt;&lt;td&gt;&lt;a href="2019/190610.html"&gt;10 June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6-24">
            <text:p>24/06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9])-2000&amp;TEXT(MONTH([.B9]);&quot;00&quot;)&amp;TEXT(DAY([.B9]);&quot;00&quot;)&amp;&quot;.html&quot;" office:value-type="string" office:string-value="190624.html">
            <text:p>190624.html</text:p>
          </table:table-cell>
          <table:table-cell table:formula="of:=&quot;&lt;a href=&quot;&amp;CHAR(34)&amp;YEAR([.B9])&amp;&quot;/&quot;&amp;[.G9]&amp;CHAR(34)&amp;&quot;&gt;&quot;&amp;TEXT(([.B9]);&quot;DD MMMM&quot;)&amp;&quot;&lt;/a&gt;&quot;" office:value-type="string" office:string-value="&lt;a href=&quot;2019/190624.html&quot;&gt;24 June&lt;/a&gt;">
            <text:p>&lt;a href="2019/190624.html"&gt;24 June&lt;/a&gt;</text:p>
          </table:table-cell>
          <table:table-cell table:formula="of:=&quot;&lt;tr&gt;&lt;td&gt;&quot;&amp;[.H9]&amp;&quot;&lt;/td&gt; &lt;td&gt;&quot;&amp;[.C9]&amp;&quot;&lt;/td&gt; &lt;td&gt;&quot;&amp;[.D9]&amp;&quot;&lt;/td&gt; &lt;/tr&gt;&quot;" office:value-type="string" office:string-value="&lt;tr&gt;&lt;td&gt;&lt;a href=&quot;2019/190624.html&quot;&gt;24 June&lt;/a&gt;&lt;/td&gt; &lt;td&gt;SUBJECT&lt;/td&gt; &lt;td&gt;SPEAKER&lt;/td&gt; &lt;/tr&gt;">
            <text:p>&lt;tr&gt;&lt;td&gt;&lt;a href="2019/190624.html"&gt;24 June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7-08">
            <text:p>08/07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0])-2000&amp;TEXT(MONTH([.B10]);&quot;00&quot;)&amp;TEXT(DAY([.B10]);&quot;00&quot;)&amp;&quot;.html&quot;" office:value-type="string" office:string-value="190708.html">
            <text:p>190708.html</text:p>
          </table:table-cell>
          <table:table-cell table:formula="of:=&quot;&lt;a href=&quot;&amp;CHAR(34)&amp;YEAR([.B10])&amp;&quot;/&quot;&amp;[.G10]&amp;CHAR(34)&amp;&quot;&gt;&quot;&amp;TEXT(([.B10]);&quot;DD MMMM&quot;)&amp;&quot;&lt;/a&gt;&quot;" office:value-type="string" office:string-value="&lt;a href=&quot;2019/190708.html&quot;&gt;08 July&lt;/a&gt;">
            <text:p>&lt;a href="2019/190708.html"&gt;08 July&lt;/a&gt;</text:p>
          </table:table-cell>
          <table:table-cell table:formula="of:=&quot;&lt;tr&gt;&lt;td&gt;&quot;&amp;[.H10]&amp;&quot;&lt;/td&gt; &lt;td&gt;&quot;&amp;[.C10]&amp;&quot;&lt;/td&gt; &lt;td&gt;&quot;&amp;[.D10]&amp;&quot;&lt;/td&gt; &lt;/tr&gt;&quot;" office:value-type="string" office:string-value="&lt;tr&gt;&lt;td&gt;&lt;a href=&quot;2019/190708.html&quot;&gt;08 July&lt;/a&gt;&lt;/td&gt; &lt;td&gt;SUBJECT&lt;/td&gt; &lt;td&gt;SPEAKER&lt;/td&gt; &lt;/tr&gt;">
            <text:p>&lt;tr&gt;&lt;td&gt;&lt;a href="2019/190708.html"&gt;08 July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7-22">
            <text:p>22/07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1])-2000&amp;TEXT(MONTH([.B11]);&quot;00&quot;)&amp;TEXT(DAY([.B11]);&quot;00&quot;)&amp;&quot;.html&quot;" office:value-type="string" office:string-value="190722.html">
            <text:p>190722.html</text:p>
          </table:table-cell>
          <table:table-cell table:formula="of:=&quot;&lt;a href=&quot;&amp;CHAR(34)&amp;YEAR([.B11])&amp;&quot;/&quot;&amp;[.G11]&amp;CHAR(34)&amp;&quot;&gt;&quot;&amp;TEXT(([.B11]);&quot;DD MMMM&quot;)&amp;&quot;&lt;/a&gt;&quot;" office:value-type="string" office:string-value="&lt;a href=&quot;2019/190722.html&quot;&gt;22 July&lt;/a&gt;">
            <text:p>&lt;a href="2019/190722.html"&gt;22 July&lt;/a&gt;</text:p>
          </table:table-cell>
          <table:table-cell table:formula="of:=&quot;&lt;tr&gt;&lt;td&gt;&quot;&amp;[.H11]&amp;&quot;&lt;/td&gt; &lt;td&gt;&quot;&amp;[.C11]&amp;&quot;&lt;/td&gt; &lt;td&gt;&quot;&amp;[.D11]&amp;&quot;&lt;/td&gt; &lt;/tr&gt;&quot;" office:value-type="string" office:string-value="&lt;tr&gt;&lt;td&gt;&lt;a href=&quot;2019/190722.html&quot;&gt;22 July&lt;/a&gt;&lt;/td&gt; &lt;td&gt;SUBJECT&lt;/td&gt; &lt;td&gt;SPEAKER&lt;/td&gt; &lt;/tr&gt;">
            <text:p>&lt;tr&gt;&lt;td&gt;&lt;a href="2019/190722.html"&gt;22 July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8-12">
            <text:p>12/08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2])-2000&amp;TEXT(MONTH([.B12]);&quot;00&quot;)&amp;TEXT(DAY([.B12]);&quot;00&quot;)&amp;&quot;.html&quot;" office:value-type="string" office:string-value="190812.html">
            <text:p>190812.html</text:p>
          </table:table-cell>
          <table:table-cell table:formula="of:=&quot;&lt;a href=&quot;&amp;CHAR(34)&amp;YEAR([.B12])&amp;&quot;/&quot;&amp;[.G12]&amp;CHAR(34)&amp;&quot;&gt;&quot;&amp;TEXT(([.B12]);&quot;DD MMMM&quot;)&amp;&quot;&lt;/a&gt;&quot;" office:value-type="string" office:string-value="&lt;a href=&quot;2019/190812.html&quot;&gt;12 August&lt;/a&gt;">
            <text:p>&lt;a href="2019/190812.html"&gt;12 August&lt;/a&gt;</text:p>
          </table:table-cell>
          <table:table-cell table:formula="of:=&quot;&lt;tr&gt;&lt;td&gt;&quot;&amp;[.H12]&amp;&quot;&lt;/td&gt; &lt;td&gt;&quot;&amp;[.C12]&amp;&quot;&lt;/td&gt; &lt;td&gt;&quot;&amp;[.D12]&amp;&quot;&lt;/td&gt; &lt;/tr&gt;&quot;" office:value-type="string" office:string-value="&lt;tr&gt;&lt;td&gt;&lt;a href=&quot;2019/190812.html&quot;&gt;12 August&lt;/a&gt;&lt;/td&gt; &lt;td&gt;SUBJECT&lt;/td&gt; &lt;td&gt;SPEAKER&lt;/td&gt; &lt;/tr&gt;">
            <text:p>&lt;tr&gt;&lt;td&gt;&lt;a href="2019/190812.html"&gt;12 August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9-09">
            <text:p>09/09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3])-2000&amp;TEXT(MONTH([.B13]);&quot;00&quot;)&amp;TEXT(DAY([.B13]);&quot;00&quot;)&amp;&quot;.html&quot;" office:value-type="string" office:string-value="190909.html">
            <text:p>190909.html</text:p>
          </table:table-cell>
          <table:table-cell table:formula="of:=&quot;&lt;a href=&quot;&amp;CHAR(34)&amp;YEAR([.B13])&amp;&quot;/&quot;&amp;[.G13]&amp;CHAR(34)&amp;&quot;&gt;&quot;&amp;TEXT(([.B13]);&quot;DD MMMM&quot;)&amp;&quot;&lt;/a&gt;&quot;" office:value-type="string" office:string-value="&lt;a href=&quot;2019/190909.html&quot;&gt;09 September&lt;/a&gt;">
            <text:p>&lt;a href="2019/190909.html"&gt;09 September&lt;/a&gt;</text:p>
          </table:table-cell>
          <table:table-cell table:formula="of:=&quot;&lt;tr&gt;&lt;td&gt;&quot;&amp;[.H13]&amp;&quot;&lt;/td&gt; &lt;td&gt;&quot;&amp;[.C13]&amp;&quot;&lt;/td&gt; &lt;td&gt;&quot;&amp;[.D13]&amp;&quot;&lt;/td&gt; &lt;/tr&gt;&quot;" office:value-type="string" office:string-value="&lt;tr&gt;&lt;td&gt;&lt;a href=&quot;2019/190909.html&quot;&gt;09 September&lt;/a&gt;&lt;/td&gt; &lt;td&gt;SUBJECT&lt;/td&gt; &lt;td&gt;SPEAKER&lt;/td&gt; &lt;/tr&gt;">
            <text:p>&lt;tr&gt;&lt;td&gt;&lt;a href="2019/190909.html"&gt;09 Sept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09-23">
            <text:p>23/09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4])-2000&amp;TEXT(MONTH([.B14]);&quot;00&quot;)&amp;TEXT(DAY([.B14]);&quot;00&quot;)&amp;&quot;.html&quot;" office:value-type="string" office:string-value="190923.html">
            <text:p>190923.html</text:p>
          </table:table-cell>
          <table:table-cell table:formula="of:=&quot;&lt;a href=&quot;&amp;CHAR(34)&amp;YEAR([.B14])&amp;&quot;/&quot;&amp;[.G14]&amp;CHAR(34)&amp;&quot;&gt;&quot;&amp;TEXT(([.B14]);&quot;DD MMMM&quot;)&amp;&quot;&lt;/a&gt;&quot;" office:value-type="string" office:string-value="&lt;a href=&quot;2019/190923.html&quot;&gt;23 September&lt;/a&gt;">
            <text:p>&lt;a href="2019/190923.html"&gt;23 September&lt;/a&gt;</text:p>
          </table:table-cell>
          <table:table-cell table:formula="of:=&quot;&lt;tr&gt;&lt;td&gt;&quot;&amp;[.H14]&amp;&quot;&lt;/td&gt; &lt;td&gt;&quot;&amp;[.C14]&amp;&quot;&lt;/td&gt; &lt;td&gt;&quot;&amp;[.D14]&amp;&quot;&lt;/td&gt; &lt;/tr&gt;&quot;" office:value-type="string" office:string-value="&lt;tr&gt;&lt;td&gt;&lt;a href=&quot;2019/190923.html&quot;&gt;23 September&lt;/a&gt;&lt;/td&gt; &lt;td&gt;SUBJECT&lt;/td&gt; &lt;td&gt;SPEAKER&lt;/td&gt; &lt;/tr&gt;">
            <text:p>&lt;tr&gt;&lt;td&gt;&lt;a href="2019/190923.html"&gt;23 Sept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0-14">
            <text:p>14/10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5])-2000&amp;TEXT(MONTH([.B15]);&quot;00&quot;)&amp;TEXT(DAY([.B15]);&quot;00&quot;)&amp;&quot;.html&quot;" office:value-type="string" office:string-value="191014.html">
            <text:p>191014.html</text:p>
          </table:table-cell>
          <table:table-cell table:formula="of:=&quot;&lt;a href=&quot;&amp;CHAR(34)&amp;YEAR([.B15])&amp;&quot;/&quot;&amp;[.G15]&amp;CHAR(34)&amp;&quot;&gt;&quot;&amp;TEXT(([.B15]);&quot;DD MMMM&quot;)&amp;&quot;&lt;/a&gt;&quot;" office:value-type="string" office:string-value="&lt;a href=&quot;2019/191014.html&quot;&gt;14 October&lt;/a&gt;">
            <text:p>&lt;a href="2019/191014.html"&gt;14 October&lt;/a&gt;</text:p>
          </table:table-cell>
          <table:table-cell table:formula="of:=&quot;&lt;tr&gt;&lt;td&gt;&quot;&amp;[.H15]&amp;&quot;&lt;/td&gt; &lt;td&gt;&quot;&amp;[.C15]&amp;&quot;&lt;/td&gt; &lt;td&gt;&quot;&amp;[.D15]&amp;&quot;&lt;/td&gt; &lt;/tr&gt;&quot;" office:value-type="string" office:string-value="&lt;tr&gt;&lt;td&gt;&lt;a href=&quot;2019/191014.html&quot;&gt;14 October&lt;/a&gt;&lt;/td&gt; &lt;td&gt;SUBJECT&lt;/td&gt; &lt;td&gt;SPEAKER&lt;/td&gt; &lt;/tr&gt;">
            <text:p>&lt;tr&gt;&lt;td&gt;&lt;a href="2019/191014.html"&gt;14 Octo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0-28">
            <text:p>28/10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6])-2000&amp;TEXT(MONTH([.B16]);&quot;00&quot;)&amp;TEXT(DAY([.B16]);&quot;00&quot;)&amp;&quot;.html&quot;" office:value-type="string" office:string-value="191028.html">
            <text:p>191028.html</text:p>
          </table:table-cell>
          <table:table-cell table:formula="of:=&quot;&lt;a href=&quot;&amp;CHAR(34)&amp;YEAR([.B16])&amp;&quot;/&quot;&amp;[.G16]&amp;CHAR(34)&amp;&quot;&gt;&quot;&amp;TEXT(([.B16]);&quot;DD MMMM&quot;)&amp;&quot;&lt;/a&gt;&quot;" office:value-type="string" office:string-value="&lt;a href=&quot;2019/191028.html&quot;&gt;28 October&lt;/a&gt;">
            <text:p>&lt;a href="2019/191028.html"&gt;28 October&lt;/a&gt;</text:p>
          </table:table-cell>
          <table:table-cell table:formula="of:=&quot;&lt;tr&gt;&lt;td&gt;&quot;&amp;[.H16]&amp;&quot;&lt;/td&gt; &lt;td&gt;&quot;&amp;[.C16]&amp;&quot;&lt;/td&gt; &lt;td&gt;&quot;&amp;[.D16]&amp;&quot;&lt;/td&gt; &lt;/tr&gt;&quot;" office:value-type="string" office:string-value="&lt;tr&gt;&lt;td&gt;&lt;a href=&quot;2019/191028.html&quot;&gt;28 October&lt;/a&gt;&lt;/td&gt; &lt;td&gt;SUBJECT&lt;/td&gt; &lt;td&gt;SPEAKER&lt;/td&gt; &lt;/tr&gt;">
            <text:p>&lt;tr&gt;&lt;td&gt;&lt;a href="2019/191028.html"&gt;28 Octo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1-11">
            <text:p>11/11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7])-2000&amp;TEXT(MONTH([.B17]);&quot;00&quot;)&amp;TEXT(DAY([.B17]);&quot;00&quot;)&amp;&quot;.html&quot;" office:value-type="string" office:string-value="191111.html">
            <text:p>191111.html</text:p>
          </table:table-cell>
          <table:table-cell table:formula="of:=&quot;&lt;a href=&quot;&amp;CHAR(34)&amp;YEAR([.B17])&amp;&quot;/&quot;&amp;[.G17]&amp;CHAR(34)&amp;&quot;&gt;&quot;&amp;TEXT(([.B17]);&quot;DD MMMM&quot;)&amp;&quot;&lt;/a&gt;&quot;" office:value-type="string" office:string-value="&lt;a href=&quot;2019/191111.html&quot;&gt;11 November&lt;/a&gt;">
            <text:p>&lt;a href="2019/191111.html"&gt;11 November&lt;/a&gt;</text:p>
          </table:table-cell>
          <table:table-cell table:formula="of:=&quot;&lt;tr&gt;&lt;td&gt;&quot;&amp;[.H17]&amp;&quot;&lt;/td&gt; &lt;td&gt;&quot;&amp;[.C17]&amp;&quot;&lt;/td&gt; &lt;td&gt;&quot;&amp;[.D17]&amp;&quot;&lt;/td&gt; &lt;/tr&gt;&quot;" office:value-type="string" office:string-value="&lt;tr&gt;&lt;td&gt;&lt;a href=&quot;2019/191111.html&quot;&gt;11 November&lt;/a&gt;&lt;/td&gt; &lt;td&gt;SUBJECT&lt;/td&gt; &lt;td&gt;SPEAKER&lt;/td&gt; &lt;/tr&gt;">
            <text:p>&lt;tr&gt;&lt;td&gt;&lt;a href="2019/191111.html"&gt;11 Nov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1-25">
            <text:p>25/11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8])-2000&amp;TEXT(MONTH([.B18]);&quot;00&quot;)&amp;TEXT(DAY([.B18]);&quot;00&quot;)&amp;&quot;.html&quot;" office:value-type="string" office:string-value="191125.html">
            <text:p>191125.html</text:p>
          </table:table-cell>
          <table:table-cell table:formula="of:=&quot;&lt;a href=&quot;&amp;CHAR(34)&amp;YEAR([.B18])&amp;&quot;/&quot;&amp;[.G18]&amp;CHAR(34)&amp;&quot;&gt;&quot;&amp;TEXT(([.B18]);&quot;DD MMMM&quot;)&amp;&quot;&lt;/a&gt;&quot;" office:value-type="string" office:string-value="&lt;a href=&quot;2019/191125.html&quot;&gt;25 November&lt;/a&gt;">
            <text:p>&lt;a href="2019/191125.html"&gt;25 November&lt;/a&gt;</text:p>
          </table:table-cell>
          <table:table-cell table:formula="of:=&quot;&lt;tr&gt;&lt;td&gt;&quot;&amp;[.H18]&amp;&quot;&lt;/td&gt; &lt;td&gt;&quot;&amp;[.C18]&amp;&quot;&lt;/td&gt; &lt;td&gt;&quot;&amp;[.D18]&amp;&quot;&lt;/td&gt; &lt;/tr&gt;&quot;" office:value-type="string" office:string-value="&lt;tr&gt;&lt;td&gt;&lt;a href=&quot;2019/191125.html&quot;&gt;25 November&lt;/a&gt;&lt;/td&gt; &lt;td&gt;SUBJECT&lt;/td&gt; &lt;td&gt;SPEAKER&lt;/td&gt; &lt;/tr&gt;">
            <text:p>&lt;tr&gt;&lt;td&gt;&lt;a href="2019/191125.html"&gt;25 Nov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date" office:date-value="2019-12-09">
            <text:p>09/12/19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number-columns-repeated="2"/>
          <table:table-cell table:formula="of:=YEAR([.B19])-2000&amp;TEXT(MONTH([.B19]);&quot;00&quot;)&amp;TEXT(DAY([.B19]);&quot;00&quot;)&amp;&quot;.html&quot;" office:value-type="string" office:string-value="191209.html">
            <text:p>191209.html</text:p>
          </table:table-cell>
          <table:table-cell table:formula="of:=&quot;&lt;a href=&quot;&amp;CHAR(34)&amp;YEAR([.B19])&amp;&quot;/&quot;&amp;[.G19]&amp;CHAR(34)&amp;&quot;&gt;&quot;&amp;TEXT(([.B19]);&quot;DD MMMM&quot;)&amp;&quot;&lt;/a&gt;&quot;" office:value-type="string" office:string-value="&lt;a href=&quot;2019/191209.html&quot;&gt;09 December&lt;/a&gt;">
            <text:p>&lt;a href="2019/191209.html"&gt;09 December&lt;/a&gt;</text:p>
          </table:table-cell>
          <table:table-cell table:formula="of:=&quot;&lt;tr&gt;&lt;td&gt;&quot;&amp;[.H19]&amp;&quot;&lt;/td&gt; &lt;td&gt;&quot;&amp;[.C19]&amp;&quot;&lt;/td&gt; &lt;td&gt;&quot;&amp;[.D19]&amp;&quot;&lt;/td&gt; &lt;/tr&gt;&quot;" office:value-type="string" office:string-value="&lt;tr&gt;&lt;td&gt;&lt;a href=&quot;2019/191209.html&quot;&gt;09 December&lt;/a&gt;&lt;/td&gt; &lt;td&gt;SUBJECT&lt;/td&gt; &lt;td&gt;SPEAKER&lt;/td&gt; &lt;/tr&gt;">
            <text:p>&lt;tr&gt;&lt;td&gt;&lt;a href="2019/191209.html"&gt;09 December&lt;/a&gt;&lt;/td&gt; &lt;td&gt;SUBJECT&lt;/td&gt; &lt;td&gt;SPEAKER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/>
          <table:table-cell table:number-columns-repeated="2"/>
          <table:table-cell table:number-columns-repeated="3"/>
          <table:table-cell/>
          <table:table-cell table:formula="of:=&quot;&lt;tr&gt;&lt;td&gt;&quot;&amp;[.H20]&amp;&quot;&lt;/td&gt; &lt;td&gt;&quot;&amp;[.C20]&amp;&quot;&lt;/td&gt; &lt;td&gt;&quot;&amp;[.D20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/>
          <table:table-cell table:number-columns-repeated="2"/>
          <table:table-cell table:number-columns-repeated="3"/>
          <table:table-cell/>
          <table:table-cell table:formula="of:=&quot;&lt;tr&gt;&lt;td&gt;&quot;&amp;[.H21]&amp;&quot;&lt;/td&gt; &lt;td&gt;&quot;&amp;[.C21]&amp;&quot;&lt;/td&gt; &lt;td&gt;&quot;&amp;[.D21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 table:number-columns-repeated="1015"/>
        </table:table-row>
        <table:table-row table:style-name="ro1">
          <table:table-cell table:style-name="ce3"/>
          <table:table-cell/>
          <table:table-cell table:number-columns-repeated="2"/>
          <table:table-cell table:number-columns-repeated="3"/>
          <table:table-cell/>
          <table:table-cell table:formula="of:=&quot;&lt;tr&gt;&lt;td&gt;&quot;&amp;[.H22]&amp;&quot;&lt;/td&gt; &lt;td&gt;&quot;&amp;[.C22]&amp;&quot;&lt;/td&gt; &lt;td&gt;&quot;&amp;[.D22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 table:number-columns-repeated="1015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ML Output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tatic HTML inputs" table:style-name="ta1" table:print="false"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>
            <text:p>Meeting Top</text:p>
          </table:table-cell>
          <table:table-cell/>
        </table:table-row>
        <table:table-row table:style-name="ro1">
          <table:table-cell office:value-type="string">
            <text:p>Meeting Tail</text:p>
          </table:table-cell>
          <table:table-cell/>
        </table:table-row>
        <table:table-row table:style-name="ro1">
          <table:table-cell office:value-type="string">
            <text:p>Summary Top</text:p>
          </table:table-cell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</table:table-row>
        <table:table-row table:style-name="ro1">
          <table:table-cell office:value-type="string">
            <text:p>Summary Tail</text:p>
          </table:table-cell>
          <table:table-cell office:value-type="string">
            <text:p>&lt;/table&gt;&lt;/body&gt;&lt;/html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8/03/2019</text:date>, <text:time>20:1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9M48S</meta:editing-duration>
    <meta:editing-cycles>6</meta:editing-cycles>
    <meta:generator>OpenOffice/4.1.6$Win32 OpenOffice.org_project/416m1$Build-9790</meta:generator>
    <dc:date>2019-03-08T20:14:30.35</dc:date>
    <dc:creator>Bob Thornton</dc:creator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